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NewRomanPSMT" svg:font-family="TimesNewRomanPSMT" style:font-family-generic="roman"/>
    <style:font-face style:name="lucida sans unicode" svg:font-family="'lucida sans unicode', verdana, 'trebuchet ms', georgia, 'times new roman', times"/>
  </office:font-face-decls>
  <office:automatic-styles>
    <style:style style:name="Tableau2" style:family="table">
      <style:table-properties style:width="17cm" table:align="margins"/>
    </style:style>
    <style:style style:name="Tableau2.A" style:family="table-column">
      <style:table-column-properties style:column-width="6.795cm" style:rel-column-width="26192*"/>
    </style:style>
    <style:style style:name="Tableau2.B" style:family="table-column">
      <style:table-column-properties style:column-width="3.598cm" style:rel-column-width="13871*"/>
    </style:style>
    <style:style style:name="Tableau2.C" style:family="table-column">
      <style:table-column-properties style:column-width="6.608cm" style:rel-column-width="25472*"/>
    </style:style>
    <style:style style:name="Tableau2.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6.795cm" style:rel-column-width="26192*"/>
    </style:style>
    <style:style style:name="Tableau3.B" style:family="table-column">
      <style:table-column-properties style:column-width="3.598cm" style:rel-column-width="13871*"/>
    </style:style>
    <style:style style:name="Tableau3.C" style:family="table-column">
      <style:table-column-properties style:column-width="6.608cm" style:rel-column-width="25472*"/>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P1" style:family="paragraph" style:parent-style-name="Standard">
      <style:text-properties officeooo:rsid="0002e019" officeooo:paragraph-rsid="0002e019"/>
    </style:style>
    <style:style style:name="P2" style:family="paragraph" style:parent-style-name="Standard">
      <style:text-properties officeooo:rsid="0002e019" officeooo:paragraph-rsid="0004f62f"/>
    </style:style>
    <style:style style:name="P3" style:family="paragraph" style:parent-style-name="Standard">
      <style:paragraph-properties fo:margin-left="1.251cm" fo:margin-right="0cm" fo:text-indent="0cm" style:auto-text-indent="false"/>
      <style:text-properties officeooo:rsid="0002e019" officeooo:paragraph-rsid="0004f62f"/>
    </style:style>
    <style:style style:name="P4" style:family="paragraph" style:parent-style-name="Standard">
      <style:paragraph-properties fo:margin-left="0cm" fo:margin-right="0cm" fo:text-indent="0cm" style:auto-text-indent="false"/>
      <style:text-properties officeooo:rsid="0002e019" officeooo:paragraph-rsid="0004f62f"/>
    </style:style>
    <style:style style:name="P5" style:family="paragraph" style:parent-style-name="Table_20_Contents">
      <style:paragraph-properties fo:text-align="end" style:justify-single-word="false"/>
    </style:style>
    <style:style style:name="P6" style:family="paragraph" style:parent-style-name="Table_20_Contents">
      <style:text-properties officeooo:rsid="0004f62f" officeooo:paragraph-rsid="0004f62f"/>
    </style:style>
    <style:style style:name="P7" style:family="paragraph" style:parent-style-name="Table_20_Contents">
      <style:paragraph-properties fo:text-align="end" style:justify-single-word="false"/>
      <style:text-properties officeooo:rsid="0004f62f" officeooo:paragraph-rsid="0004f62f"/>
    </style:style>
    <style:style style:name="P8" style:family="paragraph" style:parent-style-name="Table_20_Contents">
      <style:paragraph-properties fo:text-align="end" style:justify-single-word="false"/>
      <style:text-properties officeooo:rsid="00067f60" officeooo:paragraph-rsid="00067f60"/>
    </style:style>
    <style:style style:name="P9" style:family="paragraph" style:parent-style-name="Standard">
      <style:text-properties officeooo:rsid="00079266" officeooo:paragraph-rsid="00079266"/>
    </style:style>
    <style:style style:name="P10" style:family="paragraph" style:parent-style-name="Standard">
      <style:paragraph-properties fo:margin-left="1.251cm" fo:margin-right="0cm" fo:text-indent="0cm" style:auto-text-indent="false"/>
      <style:text-properties officeooo:rsid="00079266" officeooo:paragraph-rsid="00079266"/>
    </style:style>
    <style:style style:name="P11" style:family="paragraph" style:parent-style-name="Standard">
      <style:paragraph-properties fo:margin-left="0cm" fo:margin-right="0cm" fo:text-indent="0cm" style:auto-text-indent="false"/>
      <style:text-properties officeooo:rsid="00079266" officeooo:paragraph-rsid="00079266"/>
    </style:style>
    <style:style style:name="P12" style:family="paragraph" style:parent-style-name="Standard">
      <style:paragraph-properties fo:margin-left="2.501cm" fo:margin-right="0cm" fo:text-indent="0cm" style:auto-text-indent="false"/>
      <style:text-properties officeooo:rsid="00079266" officeooo:paragraph-rsid="00079266"/>
    </style:style>
    <style:style style:name="P13" style:family="paragraph" style:parent-style-name="Standard">
      <style:paragraph-properties fo:margin-left="0cm" fo:margin-right="0cm" fo:text-align="justify" style:justify-single-word="false" fo:text-indent="0cm" style:auto-text-indent="false"/>
      <style:text-properties officeooo:rsid="00079266" officeooo:paragraph-rsid="00079266"/>
    </style:style>
    <style:style style:name="P14" style:family="paragraph" style:parent-style-name="Standard">
      <style:paragraph-properties fo:margin-left="0cm" fo:margin-right="0cm" fo:text-align="justify" style:justify-single-word="false" fo:text-indent="0cm" style:auto-text-indent="false" fo:break-before="page"/>
      <style:text-properties officeooo:rsid="00079266" officeooo:paragraph-rsid="00079266"/>
    </style:style>
    <style:style style:name="P15" style:family="paragraph" style:parent-style-name="Standard">
      <style:paragraph-properties fo:margin-left="0cm" fo:margin-right="0cm" fo:text-indent="0cm" style:auto-text-indent="false"/>
      <style:text-properties officeooo:paragraph-rsid="00079266"/>
    </style:style>
    <style:style style:name="P16" style:family="paragraph" style:parent-style-name="Standard">
      <style:paragraph-properties fo:margin-left="2.501cm" fo:margin-right="0cm" fo:text-indent="0cm" style:auto-text-indent="false"/>
      <style:text-properties officeooo:paragraph-rsid="00079266"/>
    </style:style>
    <style:style style:name="P17" style:family="paragraph" style:parent-style-name="Standard">
      <style:paragraph-properties fo:margin-left="3.752cm" fo:margin-right="0cm" fo:text-indent="0cm" style:auto-text-indent="false"/>
      <style:text-properties officeooo:paragraph-rsid="00079266"/>
    </style:style>
    <style:style style:name="P18" style:family="paragraph" style:parent-style-name="Standard">
      <style:text-properties officeooo:rsid="0002e019" officeooo:paragraph-rsid="00079266"/>
    </style:style>
    <style:style style:name="P19" style:family="paragraph" style:parent-style-name="Standard">
      <style:paragraph-properties fo:margin-left="1.251cm" fo:margin-right="0cm" fo:text-indent="0cm" style:auto-text-indent="false"/>
      <style:text-properties officeooo:rsid="0002e019" officeooo:paragraph-rsid="00079266"/>
    </style:style>
    <style:style style:name="P20" style:family="paragraph" style:parent-style-name="Standard">
      <style:paragraph-properties fo:margin-left="0cm" fo:margin-right="0cm" fo:text-indent="0cm" style:auto-text-indent="false"/>
      <style:text-properties officeooo:rsid="0012e29f" officeooo:paragraph-rsid="00079266"/>
    </style:style>
    <style:style style:name="P21" style:family="paragraph" style:parent-style-name="Standard">
      <style:paragraph-properties fo:margin-left="1.251cm" fo:margin-right="0cm" fo:text-indent="0cm" style:auto-text-indent="false"/>
      <style:text-properties officeooo:rsid="0012e29f" officeooo:paragraph-rsid="00079266"/>
    </style:style>
    <style:style style:name="P22" style:family="paragraph" style:parent-style-name="Standard">
      <style:paragraph-properties fo:margin-left="1.251cm" fo:margin-right="0cm" fo:text-align="start" style:justify-single-word="false" fo:text-indent="0cm" style:auto-text-indent="false"/>
      <style:text-properties fo:font-size="12pt" officeooo:rsid="0002e019" officeooo:paragraph-rsid="0002e019" style:font-size-asian="12pt" style:font-size-complex="12pt"/>
    </style:style>
    <style:style style:name="P23" style:family="paragraph" style:parent-style-name="Standard">
      <style:paragraph-properties fo:text-align="justify" style:justify-single-word="false"/>
      <style:text-properties fo:font-size="12pt" officeooo:paragraph-rsid="00079266" style:font-size-asian="12pt" style:font-size-complex="12pt"/>
    </style:style>
    <style:style style:name="P24" style:family="paragraph" style:parent-style-name="Standard">
      <style:paragraph-properties fo:margin-left="1.251cm" fo:margin-right="0cm" fo:text-align="justify" style:justify-single-word="false" fo:text-indent="0cm" style:auto-text-indent="false"/>
      <style:text-properties fo:font-size="12pt" officeooo:paragraph-rsid="00079266" style:font-size-asian="12pt" style:font-size-complex="12pt"/>
    </style:style>
    <style:style style:name="P25" style:family="paragraph" style:parent-style-name="Standard">
      <style:paragraph-properties fo:margin-left="2.501cm" fo:margin-right="0cm" fo:text-align="justify" style:justify-single-word="false" fo:text-indent="0cm" style:auto-text-indent="false"/>
      <style:text-properties fo:font-size="12pt" officeooo:paragraph-rsid="00079266" style:font-size-asian="12pt" style:font-size-complex="12pt"/>
    </style:style>
    <style:style style:name="P26" style:family="paragraph" style:parent-style-name="Standard">
      <style:paragraph-properties fo:margin-left="0cm" fo:margin-right="0cm" fo:text-align="justify" style:justify-single-word="false" fo:text-indent="0cm" style:auto-text-indent="false"/>
      <style:text-properties fo:font-size="12pt" officeooo:paragraph-rsid="00079266" style:font-size-asian="12pt" style:font-size-complex="12pt"/>
    </style:style>
    <style:style style:name="P27" style:family="paragraph" style:parent-style-name="Standard">
      <style:paragraph-properties fo:margin-left="3.752cm" fo:margin-right="0cm" fo:text-align="justify" style:justify-single-word="false" fo:text-indent="0cm" style:auto-text-indent="false"/>
      <style:text-properties fo:font-size="12pt" officeooo:paragraph-rsid="00079266" style:font-size-asian="12pt" style:font-size-complex="12pt"/>
    </style:style>
    <style:style style:name="P28" style:family="paragraph" style:parent-style-name="Standard">
      <style:paragraph-properties fo:margin-left="0cm" fo:margin-right="0cm" fo:text-align="end" style:justify-single-word="false" fo:text-indent="0cm" style:auto-text-indent="false"/>
      <style:text-properties fo:font-size="12pt" officeooo:rsid="00079266" officeooo:paragraph-rsid="00079266" style:font-size-asian="12pt" style:font-size-complex="12pt"/>
    </style:style>
    <style:style style:name="P29" style:family="paragraph" style:parent-style-name="Standard">
      <style:paragraph-properties fo:margin-left="0cm" fo:margin-right="0cm" fo:text-align="justify" style:justify-single-word="false" fo:text-indent="0cm" style:auto-text-indent="false"/>
      <style:text-properties fo:font-size="12pt" officeooo:rsid="00079266" officeooo:paragraph-rsid="00079266" style:font-size-asian="12pt" style:font-size-complex="12pt"/>
    </style:style>
    <style:style style:name="P30" style:family="paragraph" style:parent-style-name="Standard">
      <style:paragraph-properties fo:margin-left="2.501cm" fo:margin-right="0cm" fo:text-align="justify" style:justify-single-word="false" fo:text-indent="0cm" style:auto-text-indent="false"/>
      <style:text-properties fo:font-size="12pt" officeooo:rsid="00079266" officeooo:paragraph-rsid="00079266" style:font-size-asian="12pt" style:font-size-complex="12pt"/>
    </style:style>
    <style:style style:name="P31" style:family="paragraph" style:parent-style-name="Standard">
      <style:paragraph-properties fo:margin-left="3.752cm" fo:margin-right="0cm" fo:text-align="justify" style:justify-single-word="false" fo:text-indent="0cm" style:auto-text-indent="false"/>
      <style:text-properties fo:font-size="12pt" officeooo:rsid="00079266" officeooo:paragraph-rsid="00079266" style:font-size-asian="12pt" style:font-size-complex="12pt"/>
    </style:style>
    <style:style style:name="P32" style:family="paragraph" style:parent-style-name="Standard">
      <style:paragraph-properties fo:margin-left="1.251cm" fo:margin-right="0cm" fo:text-indent="0cm" style:auto-text-indent="false"/>
      <style:text-properties fo:font-size="12pt" officeooo:paragraph-rsid="00079266" style:font-size-asian="12pt" style:font-size-complex="12pt"/>
    </style:style>
    <style:style style:name="P33" style:family="paragraph" style:parent-style-name="Standard">
      <style:paragraph-properties fo:text-align="justify" style:justify-single-word="false"/>
      <style:text-properties fo:font-size="12pt" officeooo:paragraph-rsid="00079266" style:font-size-asian="12pt" style:font-name-complex="TimesNewRomanPSMT" style:font-size-complex="12pt"/>
    </style:style>
    <style:style style:name="P34" style:family="paragraph" style:parent-style-name="Standard">
      <style:paragraph-properties fo:margin-left="1.251cm" fo:margin-right="0cm" fo:text-align="justify" style:justify-single-word="false" fo:text-indent="0cm" style:auto-text-indent="false"/>
      <style:text-properties fo:font-size="12pt" officeooo:paragraph-rsid="00079266" style:font-size-asian="12pt" style:font-name-complex="TimesNewRomanPSMT" style:font-size-complex="12pt"/>
    </style:style>
    <style:style style:name="P35" style:family="paragraph" style:parent-style-name="Standard">
      <style:paragraph-properties fo:margin-left="0cm" fo:margin-right="0cm" fo:text-indent="0cm" style:auto-text-indent="false"/>
      <style:text-properties fo:font-size="12pt" fo:font-style="italic" officeooo:rsid="00079266" officeooo:paragraph-rsid="00079266" style:font-size-asian="12pt" style:font-style-asian="italic" style:font-size-complex="12pt" style:font-style-complex="italic"/>
    </style:style>
    <style:style style:name="P36" style:family="paragraph" style:parent-style-name="Standard">
      <style:paragraph-properties fo:margin-left="0cm" fo:margin-right="0cm" fo:text-align="justify" style:justify-single-word="false" fo:text-indent="0cm" style:auto-text-indent="false"/>
      <style:text-properties fo:font-size="12pt" fo:font-style="italic" officeooo:rsid="00079266" officeooo:paragraph-rsid="00079266" style:font-size-asian="12pt" style:font-style-asian="italic" style:font-size-complex="12pt" style:font-style-complex="italic"/>
    </style:style>
    <style:style style:name="P37" style:family="paragraph" style:parent-style-name="Standard">
      <style:paragraph-properties fo:margin-left="1.251cm" fo:margin-right="0cm" fo:text-indent="0cm" style:auto-text-indent="false" fo:break-before="page"/>
      <style:text-properties fo:font-weight="bold" officeooo:rsid="00079266" officeooo:paragraph-rsid="00079266" style:font-weight-asian="bold" style:font-weight-complex="bold"/>
    </style:style>
    <style:style style:name="P38" style:family="paragraph" style:parent-style-name="Table_20_Contents" style:list-style-name="L1"/>
    <style:style style:name="P39" style:family="paragraph" style:parent-style-name="Table_20_Contents" style:list-style-name="L1">
      <style:text-properties officeooo:paragraph-rsid="00067f60"/>
    </style:style>
    <style:style style:name="P40" style:family="paragraph" style:parent-style-name="Table_20_Contents" style:list-style-name="L1">
      <style:text-properties officeooo:paragraph-rsid="00079266"/>
    </style:style>
    <style:style style:name="P41" style:family="paragraph" style:parent-style-name="Table_20_Contents" style:list-style-name="L2">
      <style:text-properties officeooo:rsid="0004f62f" officeooo:paragraph-rsid="0004f62f"/>
    </style:style>
    <style:style style:name="P42" style:family="paragraph" style:parent-style-name="Table_20_Contents">
      <style:text-properties officeooo:rsid="0004f62f" officeooo:paragraph-rsid="00079266"/>
    </style:style>
    <style:style style:name="P43" style:family="paragraph" style:parent-style-name="Table_20_Contents">
      <style:text-properties officeooo:rsid="00079266" officeooo:paragraph-rsid="00079266"/>
    </style:style>
    <style:style style:name="P44" style:family="paragraph" style:parent-style-name="Table_20_Contents">
      <style:paragraph-properties fo:text-align="end" style:justify-single-word="false"/>
      <style:text-properties officeooo:rsid="00079266" officeooo:paragraph-rsid="00079266"/>
    </style:style>
    <style:style style:name="P45" style:family="paragraph" style:parent-style-name="Table_20_Contents" style:list-style-name="L3">
      <style:text-properties officeooo:rsid="00079266" officeooo:paragraph-rsid="00079266"/>
    </style:style>
    <style:style style:name="P46" style:family="paragraph" style:parent-style-name="Table_20_Contents">
      <style:paragraph-properties fo:text-align="end" style:justify-single-word="false"/>
      <style:text-properties officeooo:paragraph-rsid="00079266"/>
    </style:style>
    <style:style style:name="P47" style:family="paragraph" style:parent-style-name="Table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officeooo:rsid="0012e29f" style:font-weight-asian="bold" style:font-weight-complex="bold"/>
    </style:style>
    <style:style style:name="T3" style:family="text">
      <style:text-properties fo:font-weight="bold" officeooo:rsid="00079266" style:font-weight-asian="bold" style:font-weight-complex="bold"/>
    </style:style>
    <style:style style:name="T4" style:family="text">
      <style:text-properties officeooo:rsid="0004f62f"/>
    </style:style>
    <style:style style:name="T5" style:family="text">
      <style:text-properties officeooo:rsid="00079266"/>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2e29f" style:font-style-asian="normal" style:font-style-complex="normal"/>
    </style:style>
    <style:style style:name="T9" style:family="text">
      <style:text-properties fo:font-style="normal" officeooo:rsid="00079266" style:font-style-asian="normal" style:font-style-complex="normal"/>
    </style:style>
    <style:style style:name="T10" style:family="text">
      <style:text-properties fo:font-style="normal" officeooo:rsid="0008de68"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12e29f"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style:text-underline-style="solid" style:text-underline-width="auto" style:text-underline-color="font-color" officeooo:rsid="00079266" style:font-style-asian="normal" style:font-style-complex="normal"/>
    </style:style>
    <style:style style:name="T15" style:family="text">
      <style:text-properties officeooo:rsid="0012e29f"/>
    </style:style>
    <style:style style:name="T16" style:family="text">
      <style:text-properties fo:font-weight="normal" officeooo:rsid="0012e29f" style:font-weight-asian="normal" style:font-weight-complex="normal"/>
    </style:style>
    <style:style style:name="T17" style:family="text">
      <style:text-properties fo:font-weight="normal" officeooo:rsid="00079266" style:font-weight-asian="normal" style:font-weight-complex="normal"/>
    </style:style>
    <style:style style:name="T18" style:family="text">
      <style:text-properties officeooo:rsid="0008de68"/>
    </style:style>
    <style:style style:name="T19" style:family="text">
      <style:text-properties fo:font-variant="normal" fo:text-transform="none" fo:color="#000000" loext:opacity="100%" style:text-line-through-style="none" style:text-line-through-type="none" fo:font-style="normal" style:text-underline-style="none" style:font-style-asian="normal" style:font-name-complex="TimesNewRomanPSMT"/>
    </style:style>
    <style:style style:name="T20" style:family="text">
      <style:text-properties fo:font-variant="normal" fo:text-transform="none" fo:color="#000000" loext:opacity="100%" style:text-line-through-style="none" style:text-line-through-type="none" fo:font-style="normal" style:text-underline-style="none" officeooo:rsid="000d16c6" style:font-style-asian="normal" style:font-name-complex="TimesNewRomanPSMT"/>
    </style:style>
    <style:style style:name="T21" style:family="text">
      <style:text-properties fo:font-variant="normal" fo:text-transform="none" fo:color="#000000" loext:opacity="100%" style:text-line-through-style="none" style:text-line-through-type="none" fo:font-style="normal" style:text-underline-style="none" officeooo:rsid="00079266" style:font-style-asian="normal" style:font-name-complex="TimesNewRomanPSMT"/>
    </style:style>
    <style:style style:name="T22" style:family="text">
      <style:text-properties fo:font-variant="normal" fo:text-transform="none" fo:color="#000000" loext:opacity="100%" style:text-line-through-style="none" style:text-line-through-type="none" fo:font-style="normal" style:text-underline-style="none" fo:font-weight="bold" style:font-style-asian="normal" style:font-weight-asian="bold" style:font-name-complex="TimesNewRomanPSMT" style:font-weight-complex="bold"/>
    </style:style>
    <style:style style:name="T23" style:family="text">
      <style:text-properties fo:font-variant="normal" fo:text-transform="none" fo:color="#000000" loext:opacity="100%" style:text-line-through-style="none" style:text-line-through-type="none" fo:font-style="normal" style:text-underline-style="none" fo:font-weight="bold" officeooo:rsid="00079266" style:font-style-asian="normal" style:font-weight-asian="bold" style:font-name-complex="TimesNewRomanPSMT" style:font-weight-complex="bold"/>
    </style:style>
    <style:style style:name="T24" style:family="text">
      <style:text-properties fo:font-variant="normal" fo:text-transform="none" fo:color="#000000" loext:opacity="100%" style:text-line-through-style="none" style:text-line-through-type="none" fo:font-style="normal" style:text-underline-style="none" fo:font-weight="normal" style:font-style-asian="normal" style:font-weight-asian="normal" style:font-name-complex="TimesNewRomanPSM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3">1. Aristote et l’âme des animaux</text:span></text:p>
      <text:p text:style-name="P1"/>
      <text:p text:style-name="P2">1. Le concept aristotélicien de « mouvement » est particulièrement large. Il inclut :</text:p>
      <text:p text:style-name="P3">- le <text:span text:style-name="T1">mouvement local</text:span> (<text:span text:style-name="T4">changement</text:span> de lieu)</text:p>
      <text:p text:style-name="P3">- l’<text:span text:style-name="T1">altération</text:span> (le fait de devenir autre chose)</text:p>
      <text:p text:style-name="P3">- la <text:span text:style-name="T1">croissance</text:span></text:p>
      <text:p text:style-name="P3"><text:span text:style-name="T1">- </text:span>la <text:span text:style-name="T1">génération</text:span> (le fait de donner naissance à quelque chose d’autre)</text:p>
      <text:p text:style-name="P4">Dites de quel type de mouvement relèvent les cas suivants :</text:p>
      <table:table table:name="Tableau2" table:style-name="Tableau2">
        <table:table-column table:style-name="Tableau2.A"/>
        <table:table-column table:style-name="Tableau2.B"/>
        <table:table-column table:style-name="Tableau2.C"/>
        <table:table-row>
          <table:table-cell table:style-name="Tableau2.A1" office:value-type="string">
            <text:p text:style-name="P5">Je sors mon crayon de ma trousse</text:p>
            <text:p text:style-name="P5">Une pomme pourrit</text:p>
            <text:p text:style-name="P5">Un arbre pousse</text:p>
            <text:p text:style-name="P8">Une grenouille pond un œuf</text:p>
            <text:p text:style-name="P5">Le cuivre verdit en vieillissant</text:p>
            <text:p text:style-name="P5">Je fais un footing</text:p>
            <text:p text:style-name="P7">Le vent agrandit un tas de sable</text:p>
            <text:p text:style-name="P7">Un artisan fabrique un pain </text:p>
          </table:table-cell>
          <table:table-cell table:style-name="Tableau2.A1" office:value-type="string">
            <text:list xml:id="list507430167" text:style-name="L1">
              <text:list-item>
                <text:p text:style-name="P38"><text:s/></text:p>
              </text:list-item>
              <text:list-item>
                <text:p text:style-name="P38"><text:s/></text:p>
              </text:list-item>
              <text:list-item>
                <text:p text:style-name="P38"><text:s/></text:p>
              </text:list-item>
              <text:list-item>
                <text:p text:style-name="P38"><text:s/></text:p>
              </text:list-item>
              <text:list-item>
                <text:p text:style-name="P38"><text:s/></text:p>
              </text:list-item>
              <text:list-item>
                <text:p text:style-name="P38"><text:s/></text:p>
              </text:list-item>
              <text:list-item>
                <text:p text:style-name="P39"><text:s/></text:p>
              </text:list-item>
              <text:list-item>
                <text:p text:style-name="P39"><text:s/></text:p>
              </text:list-item>
            </text:list>
          </table:table-cell>
          <table:table-cell table:style-name="Tableau2.A1" office:value-type="string">
            <text:p text:style-name="Table_20_Contents"/>
            <text:p text:style-name="Table_20_Contents"/>
            <text:list text:style-name="L2">
              <text:list-item>
                <text:p text:style-name="P41">Mouvement local</text:p>
              </text:list-item>
              <text:list-item>
                <text:p text:style-name="P41">Altération</text:p>
              </text:list-item>
              <text:list-item>
                <text:p text:style-name="P41">Croissance</text:p>
              </text:list-item>
              <text:list-item>
                <text:p text:style-name="P41">Génération</text:p>
              </text:list-item>
            </text:list>
            <text:p text:style-name="P6"/>
          </table:table-cell>
        </table:table-row>
      </table:table>
      <text:p text:style-name="P1"/>
      <text:p text:style-name="P9">2. Parmi les huit cas ci-dessus, certains mouvements sont produits par l’être lui-même, d’autres par quelque chose d’extérieur à lui. Entourez tous les cas dans lesquels l’être a en lui-même le principe de son mouvement.</text:p>
      <text:p text:style-name="P9"/>
      <table:table table:name="Tableau1" table:style-name="Tableau1">
        <table:table-column table:style-name="Tableau1.A"/>
        <table:table-row>
          <table:table-cell table:style-name="Tableau1.A1" office:value-type="string">
            <text:p text:style-name="P43">Aristote appelle « âme » le <text:span text:style-name="T1">principe de mouvement interne à l’être vivant</text:span>.</text:p>
            <text:p text:style-name="P43">Cela veut dire par exemple que pour Aristote, la plante a une « âme » ! On le voit, pour Aristote, l’âme n’est pas du tout l’équivalent de l’esprit.</text:p>
          </table:table-cell>
        </table:table-row>
      </table:table>
      <text:p text:style-name="P9"/>
      <text:p text:style-name="P9">3. Pour Aristote, il existe <text:span text:style-name="T6">plusieurs</text:span><text:span text:style-name="T7"> types d’âmes :</text:span></text:p>
      <text:p text:style-name="P10"><text:span text:style-name="T7">- </text:span><text:span text:style-name="T8">« </text:span><text:span text:style-name="T12">âme nutritive</text:span><text:span text:style-name="T8"> » : </text:span><text:span text:style-name="T7">capacité de croissance et de génération</text:span></text:p>
      <text:p text:style-name="P10"><text:span text:style-name="T7">- « </text:span><text:span text:style-name="T11">âme sensitive</text:span><text:span text:style-name="T7"> » : capacité à être affecté par des sensations, et spécifiquement par des affects de plaisir ou de douleur.</text:span></text:p>
      <text:p text:style-name="P12"><text:span text:style-name="T7">→ Intègre également les fonctions de l’</text:span><text:span text:style-name="T11">âme nutritive</text:span></text:p>
      <text:p text:style-name="P10"><text:span text:style-name="T7">- « </text:span><text:span text:style-name="T11">âme intellective</text:span><text:span text:style-name="T7"> » : capacité à comprendre et connaître.</text:span></text:p>
      <text:p text:style-name="P12"><text:span text:style-name="T7">→ Intègre également les fonctions de l’</text:span><text:span text:style-name="T11">âme sensitive</text:span></text:p>
      <text:p text:style-name="P10"><text:span text:style-name="T7"/></text:p>
      <text:p text:style-name="P11"><text:span text:style-name="T7">Les différentes grandes classes d’êtres vivants sont caractérisées par ces trois âmes. Pour chacune des classes ci-dessous, dites quel genre d’âme lui correspond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44">Les hommes</text:p>
            <text:p text:style-name="P44">Les animaux non-humains</text:p>
            <text:p text:style-name="P44">Les pierres</text:p>
            <text:p text:style-name="P46"><text:span text:style-name="T5">Les plantes</text:span></text:p>
          </table:table-cell>
          <table:table-cell table:style-name="Tableau3.A1" office:value-type="string">
            <text:list xml:id="list230826207892147" text:continue-list="list507430167" text:style-name="L1">
              <text:list-item>
                <text:p text:style-name="P40"><text:s/></text:p>
              </text:list-item>
              <text:list-item>
                <text:p text:style-name="P40"><text:s/></text:p>
              </text:list-item>
              <text:list-item>
                <text:p text:style-name="P40"><text:s/></text:p>
              </text:list-item>
              <text:list-item>
                <text:p text:style-name="P40"><text:s/></text:p>
              </text:list-item>
            </text:list>
          </table:table-cell>
          <table:table-cell table:style-name="Tableau3.A1" office:value-type="string">
            <text:list text:style-name="L3">
              <text:list-item>
                <text:p text:style-name="P45">Âme nutritive</text:p>
              </text:list-item>
              <text:list-item>
                <text:p text:style-name="P45">Âme intellective</text:p>
              </text:list-item>
              <text:list-item>
                <text:p text:style-name="P45">Âme sensitive</text:p>
              </text:list-item>
            </text:list>
            <text:p text:style-name="P42"/>
          </table:table-cell>
        </table:table-row>
      </table:table>
      <table:table table:name="Tableau4" table:style-name="Tableau4">
        <table:table-column table:style-name="Tableau4.A"/>
        <table:table-row>
          <table:table-cell table:style-name="Tableau4.A1" office:value-type="string">
            <text:p text:style-name="P20">L’âme humaine intègre donc ces stades inférieurs : l’âme nutritive et l’âme sensitive.</text:p>
            <text:p text:style-name="P21">→ <text:span text:style-name="T5">Aristote forme l’</text:span>idée d’une <text:span text:style-name="T1">continuité </text:span>entre tous les êtres vivant, et d’une intégration progressive des fonctions → idée d’une « échelle des êtres » = hiérarchie naturelle et continue</text:p>
            <text:p text:style-name="P15"><text:span text:style-name="T15"><text:tab/>→ une fort</text:span><text:span text:style-name="T5">e</text:span><text:span text:style-name="T15"> </text:span><text:span text:style-name="T2">continuité du vivant !</text:span></text:p>
            <text:p text:style-name="P16"><text:span text:style-name="T17">Aristote insiste sur l</text:span><text:span text:style-name="T16">es cas-limites :</text:span></text:p>
            <text:p text:style-name="P17"><text:span text:style-name="T16">- entre la plante et l’animal : le concombre de mer</text:span></text:p>
            <text:p text:style-name="P17"><text:span text:style-name="T16">- </text:span><text:span text:style-name="T17">entre l’homme l’animal : </text:span><text:span text:style-name="T16">le jeune enfant</text:span></text:p>
          </table:table-cell>
        </table:table-row>
      </table:table>
      <text:p text:style-name="P18"><text:span text:style-name="T7"/></text:p>
      <text:p text:style-name="P19"><text:span text:style-name="T7">→ </text:span><text:span text:style-name="T14">Jeu :</text:span><text:span text:style-name="T9"> reconstituer l’échelle des êtres !</text:span></text:p>
      <text:p text:style-name="P37"><text:span text:style-name="T7">2. L’animal dans la pensée chrétienne</text:span></text:p>
      <text:p text:style-name="P10"><text:span text:style-name="T7"/></text:p>
      <text:p text:style-name="P35">Le premier livre de la Bible se nomme le Livre de la Genèse, qui décrit les temps les plus anciens pour les croyants. Le texte suivant, tiré du premier chapitre, décrit justement la création du monde, des animaux et de l’homme : </text:p>
      <text:p text:style-name="P35"/>
      <text:p text:style-name="P23">« Dieu dit : Que les eaux produisent en abondance des animaux vivants, et que des oiseaux volent sur la terre vers l'étendue du ciel. Dieu créa les grands poissons et tous les animaux vivants qui se meuvent, et que les eaux produisirent en abondance selon leur espèce; il créa aussi tout oiseau ailé selon son espèce. Dieu vit que cela était bon. Dieu les bénit, en disant : Soyez féconds, multipliez, et remplissez les eaux des mers ; et que les oiseaux multiplient sur la terre. Ainsi, il y eut un soir, et il y eut un matin: ce fut le cinquième jour.</text:p>
      <text:p text:style-name="P23">Dieu dit : Que la terre produise des animaux vivants selon leur espèce, du bétail, des reptiles et des animaux terrestres, selon leur espèce. Et cela fut ainsi. Dieu fit les animaux de la terre selon leur espèce, le bétail selon son espèce, et tous les reptiles de la terre selon leur espèce. Dieu vit que cela était bon.</text:p>
      <text:p text:style-name="P23"/>
      <text:p text:style-name="P23">Puis Dieu dit : Faisons l'homme à notre image, selon notre ressemblance, et qu'il domine sur les poissons de la mer, sur les oiseaux du ciel, sur le bétail, sur toute la terre, et sur tous les reptiles qui rampent sur la terre. Dieu créa l'homme à son image, il le créa à l'image de Dieu, il créa l'homme et la femme. Dieu les bénit, et Dieu leur dit : Soyez féconds, multipliez, remplissez la terre, et l'assujettissez; et dominez sur les poissons de la mer, sur les oiseaux du ciel, et sur tout animal qui se meut sur la terre. Et Dieu dit : Voici, je vous donne toute herbe portant de la semence et qui est à la surface de toute la terre, et tout arbre ayant en lui du fruit d'arbre et portant de la semence : ce sera votre nourriture. Et à tout animal de la terre, à tout oiseau du ciel, et à tout ce qui se meut sur la terre, ayant en soi un souffle de vie, je donne toute herbe verte pour nourriture. Et cela fut ainsi. <text:span text:style-name="T9">Dieu vit tout ce qu'il avait fait et voici, cela était très bon. Ainsi, il y eut un soir, et il y eut un matin: ce fut le sixième jour. »</text:span></text:p>
      <text:p text:style-name="P28"><text:span text:style-name="T6">Genèse</text:span> 1, 20-31</text:p>
      <text:p text:style-name="P29"><text:span text:style-name="T7"/></text:p>
      <text:p text:style-name="P36">On trouve cependant, de façon assez étrange, un <text:span text:style-name="T7">second</text:span> récit de la création du monde (vraisemblablement plus ancien), au second chapitre du même livre :</text:p>
      <text:p text:style-name="P36"/>
      <text:p text:style-name="P23">« Lorsque l'Éternel Dieu fit une terre et des cieux, aucun arbuste des champs n'était encore sur la terre, et aucune herbe des champs ne germait encore : car l'Éternel Dieu n'avait pas fait pleuvoir sur la terre, et il n'y avait point d'homme pour cultiver le sol. <text:s/>Mais une vapeur s'éleva de la terre, et arrosa toute la surface du sol. L'Éternel Dieu forma l'homme de la poussière de la terre, il souffla dans ses narines un souffle de vie et l'homme devint un être vivant. Puis l'Éternel Dieu planta un jardin en Éden, du côté de l'orient, et il y mit l'homme qu'il avait formé. L'Éternel Dieu fit pousser du sol des arbres de toute espèce, agréables à voir et bons à manger, et l'arbre de la vie au milieu du jardin, et l'arbre de la connaissance du bien et du mal. <text:span text:style-name="T18">[…]</text:span></text:p>
      <text:p text:style-name="P23"><text:span text:style-name="T7">L'Éternel Dieu dit: Il n'est pas bon que l'homme soit seul; je lui ferai une aide semblable à lui. L'Éternel Dieu forma de la terre tous les animaux des champs et tous les oiseaux du ciel, et il les fit venir vers l'homme, pour voir comment il les appellerait, et afin que tout être vivant portât le nom que lui donnerait l'homme. Et l'homme donna des noms à tout le bétail, aux oiseaux du ciel et à tous les animaux des champs </text:span><text:span text:style-name="T10">[…]</text:span><text:span text:style-name="T7"> »</text:span></text:p>
      <text:p text:style-name="P28"><text:span text:style-name="T6">Genèse</text:span><text:span text:style-name="T7"> 2, 20-31</text:span></text:p>
      <text:p text:style-name="P29"><text:span text:style-name="T7"/></text:p>
      <text:p text:style-name="P13"><text:span text:style-name="T13"/></text:p>
      <text:p text:style-name="P14"><text:span text:style-name="T13">Synthétisez :</text:span><text:span text:style-name="T7"> identifiez les éléments qui montrent que l’homme n’est pas créé comme les autres animaux.</text:span></text:p>
      <table:table table:name="Tableau5" table:style-name="Tableau5">
        <table:table-column table:style-name="Tableau5.A"/>
        <table:table-row>
          <table:table-cell table:style-name="Tableau5.A1" office:value-type="string">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able:table-cell>
        </table:table-row>
      </table:table>
      <text:p text:style-name="P13"><text:span text:style-name="T7"/></text:p>
      <text:p text:style-name="P13"><text:span text:style-name="T7"/></text:p>
      <text:p text:style-name="P13"><text:span text:style-name="T11"><text:tab/>3. Les tensions de la scolastique</text:span></text:p>
      <text:p text:style-name="P29"><text:span text:style-name="T7"/></text:p>
      <text:p text:style-name="P23"><text:span text:style-name="T21">Pour Aristote : </text:span><text:span text:style-name="T19">l’âme </text:span><text:span text:style-name="T21">n’est que le pr</text:span><text:span text:style-name="T19">incipe de certaines fonctions du vivant</text:span></text:p>
      <text:p text:style-name="P23"><text:span text:style-name="T21">≠ Pour l</text:span><text:span text:style-name="T19">e christianisme : </text:span><text:span text:style-name="T21">l’âme est un </text:span><text:span text:style-name="T19">principe de dignité et de supériorité de l’homme, qui porte la marque d’une préférence divine.</text:span></text:p>
      <text:p text:style-name="P23"><text:span text:style-name="T19"/></text:p>
      <text:p text:style-name="P23"><text:span text:style-name="T21">Ces deux pensées sont d’accord sur </text:span><text:span text:style-name="T19">le fait qu’il existe une organisation hiérarchique naturelle entre les êtres vivants, une « échelle des êtres »</text:span></text:p>
      <text:p text:style-name="P23"><text:span text:style-name="T21">MAIS </text:span><text:span text:style-name="T19">il s’agit en réalité de deux façons très différentes de penser cette hiérarchie !</text:span></text:p>
      <text:p text:style-name="P24"><text:span text:style-name="T19">- </text:span><text:span text:style-name="T21">Pour</text:span><text:span text:style-name="T19"> Aristote, </text:span><text:span text:style-name="T21">cette échelle</text:span><text:span text:style-name="T19"> était fondée uniquement sur des </text:span><text:span text:style-name="T22">considérations biologiques</text:span><text:span text:style-name="T19"> et fonctionnelles (chaque âme étant caractérisée par une faculté propre)</text:span></text:p>
      <text:p text:style-name="P25"><text:span text:style-name="T19">→ </text:span><text:span text:style-name="T21">échelle végétal/animal/humain.</text:span></text:p>
      <text:p text:style-name="P27"><text:span text:style-name="T21">On insiste sur la </text:span><text:span text:style-name="T23">continuité</text:span></text:p>
      <text:p text:style-name="P24"><text:span text:style-name="T19">- </text:span><text:span text:style-name="T21">Pour la scolastique, elle </text:span><text:span text:style-name="T19">intègre des </text:span><text:span text:style-name="T22">considérations religieuses</text:span><text:span text:style-name="T19"> : chaque forme de vie correspond à un degré de perfection </text:span><text:span text:style-name="T21">morale</text:span></text:p>
      <text:p text:style-name="P30"><text:span text:style-name="T19">→ <text:s/>échelle minéral/végétal/animal/humain/ange/Dieu.</text:span></text:p>
      <text:p text:style-name="P31"><text:span text:style-name="T19">On insiste sur les </text:span><text:span text:style-name="T22">ruptures</text:span><text:span text:style-name="T24">, qui expriment la volonté de Dieu</text:span></text:p>
      <text:p text:style-name="P32"><text:span text:style-name="T21"/></text:p>
      <text:p text:style-name="P26"><text:span text:style-name="T21">→ Forte tension dans la philosophie scolastique : essaye de</text:span><text:span text:style-name="T19"> faire coïncider un discours</text:span><text:span text:style-name="T21"> </text:span><text:span text:style-name="T22">scientifique</text:span><text:span text:style-name="T19"> <text:s/></text:span><text:span text:style-name="T23">continuiste</text:span><text:span text:style-name="T21"> </text:span><text:span text:style-name="T19">et un discours </text:span><text:span text:style-name="T23">moral discontinuiste</text:span><text:span text:style-name="T22"> </text:span><text:span text:style-name="T19">! </text:span></text:p>
      <text:p text:style-name="P26"><text:span text:style-name="T19"/></text:p>
      <text:p text:style-name="P33"><text:span text:style-name="T5">=&gt;</text:span> <text:span text:style-name="T5">la pensée</text:span> scolastique va être fragilisé<text:span text:style-name="T5">e</text:span> <text:span text:style-name="T5">à partir de la Renaissance</text:span></text:p>
      <text:p text:style-name="P34">- en partie <text:span text:style-name="T5">pour</text:span> certaines <text:span text:style-name="T3">raisons</text:span><text:span text:style-name="T5"> </text:span><text:span text:style-name="T1">externes</text:span> (découvertes scientifiques, nouvelles conceptions philosophiques)</text:p>
      <text:p text:style-name="P34">- mais aussi <text:span text:style-name="T5">pour certaines </text:span><text:span text:style-name="T3">raisons </text:span><text:span text:style-name="T1">purement internes</text:span>, dans la mesure où c’est le projet même de concilier l’aristotélisme et le christianisme qui se heurte à ses propres limi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NewRomanPSMT" svg:font-family="TimesNewRomanPSMT" style:font-family-generic="roman"/>
    <style:font-face style:name="lucida sans unicode" svg:font-family="'lucida sans unicode', verdana, 'trebuchet ms', georgia, 'times new roman', time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9T11:09:01.743000000</meta:creation-date>
    <dc:date>2023-01-19T23:08:25.126000000</dc:date>
    <meta:editing-duration>PT1H30M24S</meta:editing-duration>
    <meta:editing-cycles>5</meta:editing-cycles>
    <meta:generator>LibreOffice/7.4.4.2$Windows_X86_64 LibreOffice_project/85569322deea74ec9134968a29af2df5663baa21</meta:generator>
    <meta:document-statistic meta:table-count="5" meta:image-count="0" meta:object-count="0" meta:page-count="3" meta:paragraph-count="81" meta:word-count="1317" meta:character-count="7352" meta:non-whitespace-character-count="6103"/>
  </office:meta>
</office:document-meta>
</file>